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0800000008002B9F4DD.png" manifest:media-type="image/png"/>
  <manifest:file-entry manifest:full-path="Pictures/1000000000000080000000809CD6178A.png" manifest:media-type="image/png"/>
  <manifest:file-entry manifest:full-path="Pictures/100000000000008000000080CA904A6E.png" manifest:media-type="image/png"/>
  <manifest:file-entry manifest:full-path="Pictures/10000000000000800000008056E703A7.png" manifest:media-type="image/png"/>
  <manifest:file-entry manifest:full-path="Pictures/100000000000031F000001A78F45C9DD.png" manifest:media-type="image/png"/>
  <manifest:file-entry manifest:full-path="Pictures/10000000000000800000008090E6258E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draw:stroke="none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標準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  <style:text-properties fo:font-weight="normal" style:font-weight-asian="normal" style:font-weight-complex="normal" fo:hyphenate="false"/>
    </style:style>
    <style:style style:name="P2" style:family="paragraph">
      <style:paragraph-properties fo:line-height="100%" fo:text-align="start" style:font-independent-line-spacing="true">
        <style:tab-stops/>
      </style:paragraph-properties>
      <style:text-properties fo:font-size="32pt" fo:text-shadow="none" fo:font-weight="normal" style:font-size-asian="32pt" style:font-weight-asian="normal" style:font-size-complex="32pt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weight="normal" style:font-weight-asian="normal" style:font-weight-complex="normal" fo:hyphenate="false"/>
    </style:style>
    <style:style style:name="P4" style:family="paragraph">
      <style:paragraph-properties fo:line-height="100%" fo:text-align="start" style:font-independent-line-spacing="true"/>
      <style:text-properties style:text-position="super 58%" fo:font-size="32pt" fo:font-weight="normal" style:font-size-asian="32pt" style:font-weight-asian="normal" style:font-size-complex="32pt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style:font-size-asian="20pt"/>
    </style:style>
    <style:style style:name="P7" style:family="paragraph">
      <style:paragraph-properties fo:margin-left="0cm" fo:margin-right="0cm" fo:margin-top="0cm" fo:margin-bottom="0cm" fo:line-height="150%" fo:text-align="start" fo:text-indent="0cm" style:punctuation-wrap="hanging"/>
      <style:text-properties fo:font-weight="normal" style:font-weight-asian="normal" style:font-weight-complex="normal" fo:hyphenate="false"/>
    </style:style>
    <style:style style:name="P8" style:family="paragraph">
      <style:paragraph-properties fo:line-height="150%" fo:text-align="start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9" style:family="paragraph">
      <style:paragraph-properties fo:text-align="start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T1" style:family="text">
      <style:text-properties fo:color="#575f6d" style:text-line-through-style="none" fo:font-family="'Century Schoolbook'" fo:font-size="44pt" fo:letter-spacing="normal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575f6d" style:text-line-through-style="none" fo:font-family="'Century Schoolbook'" fo:font-size="32pt" fo:letter-spacing="normal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ff6309" style:text-line-through-style="none" fo:font-family="'Century Schoolbook'" fo:font-size="32pt" fo:letter-spacing="normal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575f6d" style:text-line-through-style="none" fo:font-family="'Century Schoolbook'" fo:font-size="24pt" fo:letter-spacing="normal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575f6d" style:text-line-through-style="none" fo:font-family="'Century Schoolbook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575f6d" style:text-line-through-style="none" fo:font-family="'Century Schoolbook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575f6d" style:text-line-through-style="none" fo:font-family="'Century School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2" draw:layer="layout" svg:width="17.144cm" svg:height="16.201cm" svg:x="6.35cm" svg:y="1.524cm" presentation:class="title" presentation:user-transformed="true">
          <draw:text-box>
            <text:p text:style-name="P1"><text:span text:style-name="T1">Mul4</text:span><text:span text:style-name="T1">班</text:span><text:span text:style-name="T1"><text:line-break/></text:span><text:span text:style-name="T2"><text:line-break/></text:span><text:span text:style-name="T2">相馬悠紀</text:span><text:span text:style-name="T2">(</text:span><text:span text:style-name="T2">シミュレータ</text:span><text:span text:style-name="T2">)</text:span><text:span text:style-name="T2"><text:line-break/></text:span><text:span text:style-name="T2">中川翔太</text:span><text:span text:style-name="T2">(FPU)</text:span><text:span text:style-name="T2"><text:line-break/></text:span><text:span text:style-name="T2">林周斗</text:span><text:span text:style-name="T2">(</text:span><text:span text:style-name="T2">コンパイラ</text:span><text:span text:style-name="T2">)</text:span><text:span text:style-name="T2"><text:line-break/></text:span><text:span text:style-name="T3">室屋晃子</text:span><text:span text:style-name="T3">(</text:span><text:span text:style-name="T3">コア</text:span><text:span text:style-name="T3">)</text:span><text:span text:style-name="T2"><text:line-break/></text:span><text:span text:style-name="T2"><text:line-break/></text:span><text:span text:style-name="T4">11/06</text:span><text:span text:style-name="T4">発表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3.476cm" svg:x="6.35cm" svg:y="1.524cm" presentation:class="title" presentation:user-transformed="true">
          <draw:text-box>
            <text:p text:style-name="P3"><text:span text:style-name="T5">ガントチャート</text:span></text:p>
          </draw:text-box>
        </draw:frame>
        <draw:frame draw:style-name="gr2" draw:text-style-name="P5" draw:layer="layout" svg:width="24cm" svg:height="14cm" svg:x="0.5cm" svg:y="4.5cm">
          <draw:image xlink:href="Pictures/100000000000031F000001A78F45C9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8" draw:layer="layout" svg:width="17.144cm" svg:height="16.201cm" svg:x="6.35cm" svg:y="1.524cm" presentation:class="title" presentation:user-transformed="true">
          <draw:text-box>
            <text:p text:style-name="P7"><text:span text:style-name="T5">シミュレータ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sin,cos</text:span><text:span text:style-name="T7">の実装</text:span><text:span text:style-name="T7">(</text:span><text:span text:style-name="T7">誤差がとれない</text:span><text:span text:style-name="T7">)</text:span><text:span text:style-name="T6"><text:line-break/></text:span><text:span text:style-name="T6">今週やること</text:span><text:span text:style-name="T6"><text:line-break/></text:span><text:span text:style-name="T7"> </text:span><text:span text:style-name="T7">- sin,cos,atan</text:span><text:span text:style-name="T7">のライブラリ実装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9" draw:layer="layout" svg:width="17.144cm" svg:height="16.201cm" svg:x="6.35cm" svg:y="1.524cm" presentation:class="title" presentation:user-transformed="true">
          <draw:text-box>
            <text:p text:style-name="P7"><text:span text:style-name="T5">FPU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</text:span><text:span text:style-name="T7">浮動小数点数比較を</text:span><text:span text:style-name="T7">VHDL</text:span><text:span text:style-name="T7">で書く</text:span><text:span text:style-name="T6"><text:line-break/></text:span><text:span text:style-name="T6">今週やること</text:span><text:span text:style-name="T6"><text:line-break/></text:span><text:span text:style-name="T7"> </text:span><text:span text:style-name="T7">- CPU</text:span><text:span text:style-name="T7">と連携</text:span><text:span text:style-name="T7"><text:line-break/></text:span><text:span text:style-name="T7"> </text:span><text:span text:style-name="T7">- FPU</text:span><text:span text:style-name="T7">の改良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8" draw:layer="layout" svg:width="17.144cm" svg:height="16.201cm" svg:x="6.35cm" svg:y="1.524cm" presentation:class="title" presentation:user-transformed="true">
          <draw:text-box>
            <text:p text:style-name="P7"><text:span text:style-name="T5">コンパイラ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floor</text:span><text:span text:style-name="T7">の修正</text:span><text:span text:style-name="T7"><text:line-break/></text:span><text:span text:style-name="T7"> </text:span><text:span text:style-name="T7">- </text:span><text:span text:style-name="T7">レイトレがシミュレータ上で完動</text:span><text:span text:style-name="T6"><text:line-break/></text:span><text:span text:style-name="T6">今週やること</text:span><text:span text:style-name="T6"><text:line-break/></text:span><text:span text:style-name="T7"> </text:span><text:span text:style-name="T7">- </text:span><text:span text:style-name="T7">最適化の勉強</text:span><text:span text:style-name="T7"><text:line-break/></text:span><text:span text:style-name="T7"> </text:span><text:span text:style-name="T7">- </text:span><text:span text:style-name="T7">インライン展開の改善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3.476cm" svg:x="6.35cm" svg:y="1.524cm" presentation:class="title" presentation:user-transformed="true">
          <draw:text-box>
            <text:p text:style-name="P3"><text:span text:style-name="T5">コンパイラの作品</text:span><text:span text:style-name="T5">1</text:span></text:p>
          </draw:text-box>
        </draw:frame>
        <draw:frame draw:style-name="gr2" draw:text-style-name="P5" draw:layer="layout" svg:width="10cm" svg:height="10cm" svg:x="8.25cm" svg:y="6cm">
          <draw:image xlink:href="Pictures/10000000000000800000008056E703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3.476cm" svg:x="6.35cm" svg:y="1.524cm" presentation:class="title" presentation:user-transformed="true">
          <draw:text-box>
            <text:p text:style-name="P3"><text:span text:style-name="T5">コンパイラの作品</text:span><text:span text:style-name="T5">2</text:span></text:p>
          </draw:text-box>
        </draw:frame>
        <draw:frame draw:style-name="gr2" draw:text-style-name="P5" draw:layer="layout" svg:width="10cm" svg:height="10cm" svg:x="8.25cm" svg:y="6cm">
          <draw:image xlink:href="Pictures/100000000000008000000080CA904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3.476cm" svg:x="6.35cm" svg:y="1.524cm" presentation:class="title" presentation:user-transformed="true">
          <draw:text-box>
            <text:p text:style-name="P3"><text:span text:style-name="T5">コンパイラの作品</text:span><text:span text:style-name="T5">3</text:span></text:p>
          </draw:text-box>
        </draw:frame>
        <draw:frame draw:style-name="gr2" draw:text-style-name="P5" draw:layer="layout" svg:width="10cm" svg:height="10cm" svg:x="8.25cm" svg:y="6cm">
          <draw:image xlink:href="Pictures/10000000000000800000008002B9F4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3.476cm" svg:x="6.35cm" svg:y="1.524cm" presentation:class="title" presentation:user-transformed="true">
          <draw:text-box>
            <text:p text:style-name="P3"><text:span text:style-name="T5">コンパイラの作品</text:span><text:span text:style-name="T5">4</text:span></text:p>
          </draw:text-box>
        </draw:frame>
        <draw:frame draw:style-name="gr2" draw:text-style-name="P5" draw:layer="layout" svg:width="10cm" svg:height="10cm" svg:x="8.25cm" svg:y="6cm">
          <draw:image xlink:href="Pictures/1000000000000080000000809CD617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3.476cm" svg:x="6.35cm" svg:y="1.524cm" presentation:class="title" presentation:user-transformed="true">
          <draw:text-box>
            <text:p text:style-name="P3"><text:span text:style-name="T5">コンパイラの作品</text:span><text:span text:style-name="T5">5</text:span></text:p>
          </draw:text-box>
        </draw:frame>
        <draw:frame draw:style-name="gr2" draw:text-style-name="P5" draw:layer="layout" svg:width="10cm" svg:height="10cm" svg:x="8.25cm" svg:y="6cm">
          <draw:image xlink:href="Pictures/10000000000000800000008090E625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3.476cm" svg:x="6.35cm" svg:y="1.524cm" presentation:class="title" presentation:user-transformed="true">
          <draw:text-box>
            <text:p text:style-name="P3"><text:span text:style-name="T5">コンパイラの作品</text:span><text:span text:style-name="T5">5</text:span></text:p>
          </draw:text-box>
        </draw:frame>
        <draw:frame draw:style-name="gr2" draw:text-style-name="P5" draw:layer="layout" svg:width="10cm" svg:height="10cm" svg:x="8.25cm" svg:y="6cm">
          <draw:image xlink:href="Pictures/10000000000000800000008090E6258E.png" xlink:type="simple" xlink:show="embed" xlink:actuate="onLoad">
            <text:p/>
          </draw:image>
        </draw:frame>
        <draw:frame draw:name="タイトル 18" presentation:style-name="pr1" draw:text-style-name="P4" draw:layer="layout" svg:width="17.144cm" svg:height="2.476cm" svg:x="4.679cm" svg:y="15.989cm" presentation:class="title" presentation:user-transformed="true">
          <draw:text-box>
            <text:p text:style-name="P10"><text:span text:style-name="T6">シミュレータ上で完動！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8" draw:layer="layout" svg:width="17.144cm" svg:height="16.201cm" svg:x="6.35cm" svg:y="1.524cm" presentation:class="title" presentation:user-transformed="true">
          <draw:text-box>
            <text:p text:style-name="P7"><text:span text:style-name="T5">コア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input</text:span><text:span text:style-name="T7">命令のバグとり</text:span><text:span text:style-name="T7"><text:line-break/></text:span><text:span text:style-name="T7"> </text:span><text:span text:style-name="T7">- RS232C</text:span><text:span text:style-name="T7">のパリティビットをなくした</text:span><text:span text:style-name="T7"><text:line-break/></text:span><text:span text:style-name="T7"> </text:span><text:span text:style-name="T7">- </text:span><text:span text:style-name="T7">命令ローダ完成</text:span><text:span text:style-name="T6"><text:line-break/></text:span><text:span text:style-name="T6">今週やること</text:span><text:span text:style-name="T6"><text:line-break/></text:span><text:span text:style-name="T7"> </text:span><text:span text:style-name="T7">- </text:span><text:span text:style-name="T7">パイプライン実行の勉強</text:span><text:span text:style-name="T7"><text:line-break/></text:span><text:span text:style-name="T7"> </text:span><text:span text:style-name="T7">- FPU</text:span><text:span text:style-name="T7">ができたら組み込む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8" draw:layer="layout" svg:width="17.144cm" svg:height="16.201cm" svg:x="6.35cm" svg:y="1.524cm" presentation:class="title" presentation:user-transformed="true">
          <draw:text-box>
            <text:p text:style-name="P7"><text:span text:style-name="T5">命令ローダ</text:span><text:span text:style-name="T5"><text:line-break/></text:span><text:span text:style-name="T6"><text:line-break/></text:span><text:span text:style-name="T6">命令列を読み込む</text:span><text:span text:style-name="T6"><text:line-break/></text:span><text:span text:style-name="T7"> </text:span><text:span text:style-name="T7">- </text:span><text:span text:style-name="T7">アセンブラが命令列をバイナリ化して出力</text:span><text:span text:style-name="T7"><text:line-break/></text:span><text:span text:style-name="T7"> </text:span><text:span text:style-name="T7">- </text:span><text:span text:style-name="T7">命令列のバイナリ</text:span><text:span text:style-name="T7">+0x00</text:span><text:span text:style-name="T7">を</text:span><text:span text:style-name="T7">4</text:span><text:span text:style-name="T7">バイト、を送信</text:span><text:span text:style-name="T7"><text:line-break/></text:span><text:span text:style-name="T7"> </text:span><text:span text:style-name="T7">- 0x00000000</text:span><text:span text:style-name="T7">を受信したら読み込み終了</text:span><text:span text:style-name="T6"><text:line-break/></text:span><text:span text:style-name="T6">読み込んだ命令列の簡単な確認</text:span><text:span text:style-name="T6"><text:line-break/></text:span><text:span text:style-name="T7"> </text:span><text:span text:style-name="T7">- </text:span><text:span text:style-name="T7">先頭の</text:span><text:span text:style-name="T7">16</text:span><text:span text:style-name="T7">命令の下位</text:span><text:span text:style-name="T7">1</text:span><text:span text:style-name="T7">バイトを送信</text:span><text:span text:style-name="T7"><text:line-break/></text:span><text:span text:style-name="T7"> </text:span><text:span text:style-name="T7">- </text:span><text:span text:style-name="T7">そのうち</text:span><text:span text:style-name="T7">0xaa</text:span><text:span text:style-name="T7">を送信するように差し替え</text:span><text:span text:style-name="T7"><text:line-break/></text:span><text:span text:style-name="T6">プログラムの実行</text:span><text:span text:style-name="T6"><text:line-break/></text:span><text:span text:style-name="T7"> </text:span><text:span text:style-name="T7">- </text:span><text:span text:style-name="T7">逐次実行</text:span><text:span text:style-name="T7"><text:line-break/></text:span><text:span text:style-name="T7"> </text:span><text:span text:style-name="T7">- CPI</text:span><text:span text:style-name="T7">を</text:span><text:span text:style-name="T7">4</text:span><text:span text:style-name="T7">で固定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etter-spacing="normal" fo:language="ja" fo:country="JP" fo:font-style="normal" fo:text-shadow="none" style:text-underline-style="none" fo:font-weight="normal" style:letter-kerning="true" style:font-family-asian="TakaoPGothic" style:font-family-generic-asian="system" style:font-pitch-asian="variable" style:font-size-asian="24pt" style:language-asian="ja" style:country-asian="JP" style:font-style-asian="normal" style:font-weight-asian="normal" style:font-family-complex="'Lohit Hindi'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標準-outline2" style:family="presentation" style:parent-style-name="標準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標準-outline3" style:family="presentation" style:parent-style-name="標準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標準-outline4" style:family="presentation" style:parent-style-name="標準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etter-spacing="normal" fo:language="ja" fo:country="JP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language-asian="ja" style:country-asian="JP" style:font-style-asian="normal" style:font-weight-asian="normal" style:font-family-complex="'Lohit Hind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106cm" svg:stroke-color="#fec2ae" svg:stroke-opacity="9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fec2ae" draw:opacity="87%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fe8637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fill="solid" draw:fill-color="#fec2ae" draw:opacity="54%" draw:textarea-vertical-align="middle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106cm" draw:fill="solid" draw:fill-color="#fed9cd" draw:opacity="36%" draw:textarea-vertical-align="middle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106cm" draw:fill="solid" draw:fill-color="#fed9cd" draw:opacity="70%" draw:textarea-vertical-align="middle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106cm" draw:fill="solid" draw:fill-color="#feede8" draw:opacity="71%" draw:textarea-vertical-align="middle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159cm" svg:stroke-color="#fec2ae" svg:stroke-opacity="7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feede8" svg:stroke-opacity="8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fec2ae" svg:stroke-opacity="82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fec2ae" draw:opacity="51%" draw:textarea-vertical-align="middle" draw:auto-grow-height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79cm" draw:fill="solid" draw:fill-color="#fe8637" draw:textarea-vertical-align="middle" draw:auto-grow-height="false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35cm" draw:fill="solid" draw:fill-color="#fe8637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標準-title">
      <style:graphic-properties draw:stroke="none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標準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75f6d" style:text-line-through-style="none" fo:font-family="'Century Schoolbook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3" style:family="text">
      <style:text-properties fo:color="#575f6d" style:text-line-through-style="none" fo:font-family="'Century Schoolbook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ffff" style:text-line-through-style="none" fo:font-family="'Century Schoolbook'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line draw:name="直線コネクタ 15" draw:style-name="Mgr3" draw:text-style-name="MP3" draw:layer="backgroundobjects" svg:x1="24.341cm" svg:y1="0cm" svg:x2="24.341cm" svg:y2="19.05cm">
        <text:p/>
      </draw:line>
      <draw:line draw:name="直線コネクタ 6" draw:style-name="Mgr4" draw:text-style-name="MP3" draw:layer="backgroundobjects" svg:x1="0.211cm" svg:y1="0cm" svg:x2="0.211cm" svg:y2="19.05cm">
        <text:p/>
      </draw:line>
      <draw:line draw:name="直線コネクタ 8" draw:style-name="Mgr5" draw:text-style-name="MP3" draw:layer="backgroundobjects" svg:x1="24.976cm" svg:y1="0cm" svg:x2="24.976cm" svg:y2="19.05cm">
        <text:p/>
      </draw:line>
      <draw:custom-shape draw:name="正方形/長方形 9" draw:style-name="Mgr6" draw:text-style-name="MP3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直線コネクタ 10" draw:style-name="Mgr7" draw:text-style-name="MP3" draw:layer="backgroundobjects" svg:x1="24.765cm" svg:y1="0cm" svg:x2="24.765cm" svg:y2="19.05cm">
        <text:p/>
      </draw:line>
      <draw:custom-shape draw:name="円/楕円 11" draw:style-name="Mgr8" draw:text-style-name="MP3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タイトル 7" presentation:style-name="Mpr1" draw:text-style-name="MP3" draw:layer="backgroundobjects" svg:width="17.144cm" svg:height="5.261cm" svg:x="6.35cm" svg:y="8.678cm" presentation:class="title" presentation:user-transformed="true">
        <draw:text-box>
          <text:p text:style-name="MP4"><text:span text:style-name="MT2">タイトルテキストの書式を編集するにはクリックします。マスター タイトルの書式設定</text:span></text:p>
        </draw:text-box>
      </draw:frame>
      <draw:frame draw:name="日付プレースホルダー 27" presentation:style-name="Mpr2" draw:text-style-name="MP6" draw:layer="backgroundobjects" svg:width="6.349cm" svg:height="1.057cm" draw:transform="rotate (-1.57079632679579) translate (25.273cm 0.616cm)" presentation:class="date-time" presentation:user-transformed="true">
        <draw:text-box>
          <text:p text:style-name="MP5"><text:span text:style-name="MT3"><text:date style:data-style-name="D1" text:date-value="2012-11-06">11/6/12</text:date></text:span></text:p>
        </draw:text-box>
      </draw:frame>
      <draw:frame draw:name="フッター プレースホルダー 16" presentation:style-name="Mpr2" draw:text-style-name="MP6" draw:layer="backgroundobjects" svg:width="10.159cm" svg:height="1.066cm" draw:transform="rotate (-1.57079632679579) translate (25.272cm 7.069cm)" presentation:class="footer" presentation:user-transformed="true">
        <draw:text-box>
          <text:p/>
        </draw:text-box>
      </draw:frame>
      <draw:custom-shape draw:name="正方形/長方形 9" draw:style-name="Mgr9" draw:text-style-name="MP3" draw:layer="backgroundobjects" svg:width="1.692cm" svg:height="19.049cm" svg:x="1.058cm" svg:y="0cm">
        <text:p/>
        <draw:enhanced-geometry svg:viewBox="0 0 21600 21600" draw:type="rectangle" draw:enhanced-path="M 0 0 L 21600 0 21600 21600 0 21600 0 0 Z N"/>
      </draw:custom-shape>
      <draw:custom-shape draw:name="正方形/長方形 11" draw:style-name="Mgr10" draw:text-style-name="MP3" draw:layer="backgroundobjects" svg:width="0.29cm" svg:height="19.049cm" svg:x="0.768cm" svg:y="0cm">
        <text:p/>
        <draw:enhanced-geometry svg:viewBox="0 0 21600 21600" draw:type="rectangle" draw:enhanced-path="M 0 0 L 21600 0 21600 21600 0 21600 0 0 Z N"/>
      </draw:custom-shape>
      <draw:custom-shape draw:name="正方形/長方形 13" draw:style-name="Mgr11" draw:text-style-name="MP3" draw:layer="backgroundobjects" svg:width="0.504cm" svg:height="19.049cm" svg:x="2.752cm" svg:y="0cm">
        <text:p/>
        <draw:enhanced-geometry svg:viewBox="0 0 21600 21600" draw:type="rectangle" draw:enhanced-path="M 0 0 L 21600 0 21600 21600 0 21600 0 0 Z N"/>
      </draw:custom-shape>
      <draw:custom-shape draw:name="正方形/長方形 18" draw:style-name="Mgr12" draw:text-style-name="MP3" draw:layer="backgroundobjects" svg:width="0.639cm" svg:height="19.049cm" svg:x="3.17cm" svg:y="0cm">
        <text:p/>
        <draw:enhanced-geometry svg:viewBox="0 0 21600 21600" draw:type="rectangle" draw:enhanced-path="M 0 0 L 21600 0 21600 21600 0 21600 0 0 Z N"/>
      </draw:custom-shape>
      <draw:line draw:name="直線コネクタ 10" draw:style-name="Mgr13" draw:text-style-name="MP3" draw:layer="backgroundobjects" svg:x1="0.295cm" svg:y1="0cm" svg:x2="0.295cm" svg:y2="19.05cm">
        <text:p/>
      </draw:line>
      <draw:line draw:name="直線コネクタ 17" draw:style-name="Mgr14" draw:text-style-name="MP3" draw:layer="backgroundobjects" svg:x1="2.54cm" svg:y1="0cm" svg:x2="2.54cm" svg:y2="19.05cm">
        <text:p/>
      </draw:line>
      <draw:line draw:name="直線コネクタ 19" draw:style-name="Mgr4" draw:text-style-name="MP3" draw:layer="backgroundobjects" svg:x1="2.372cm" svg:y1="0cm" svg:x2="2.372cm" svg:y2="19.05cm">
        <text:p/>
      </draw:line>
      <draw:line draw:name="直線コネクタ 15" draw:style-name="Mgr15" draw:text-style-name="MP3" draw:layer="backgroundobjects" svg:x1="4.796cm" svg:y1="0cm" svg:x2="4.796cm" svg:y2="19.05cm">
        <text:p/>
      </draw:line>
      <draw:line draw:name="直線コネクタ 14" draw:style-name="Mgr16" draw:text-style-name="MP3" draw:layer="backgroundobjects" svg:x1="2.963cm" svg:y1="0cm" svg:x2="2.963cm" svg:y2="19.05cm">
        <text:p/>
      </draw:line>
      <draw:line draw:name="直線コネクタ 21" draw:style-name="Mgr4" draw:text-style-name="MP3" draw:layer="backgroundobjects" svg:x1="25.316cm" svg:y1="0cm" svg:x2="25.316cm" svg:y2="19.05cm">
        <text:p/>
      </draw:line>
      <draw:custom-shape draw:name="正方形/長方形 26" draw:style-name="Mgr17" draw:text-style-name="MP3" draw:layer="backgroundobjects" svg:width="0.211cm" svg:height="19.049cm" svg:x="3.387cm" svg:y="0cm">
        <text:p/>
        <draw:enhanced-geometry svg:viewBox="0 0 21600 21600" draw:type="rectangle" draw:enhanced-path="M 0 0 L 21600 0 21600 21600 0 21600 0 0 Z N"/>
      </draw:custom-shape>
      <draw:custom-shape draw:name="円/楕円 20" draw:style-name="Mgr8" draw:text-style-name="MP3" draw:layer="backgroundobjects" svg:width="3.597cm" svg:height="3.597cm" svg:x="1.693cm" svg:y="9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2" draw:style-name="Mgr18" draw:text-style-name="MP3" draw:layer="backgroundobjects" svg:width="1.781cm" svg:height="1.781cm" svg:x="3.638cm" svg:y="13.5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3" draw:style-name="Mgr19" draw:text-style-name="MP3" draw:layer="backgroundobjects" svg:width="0.38cm" svg:height="0.38cm" svg:x="3.031cm" svg:y="15.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5" draw:style-name="Mgr19" draw:text-style-name="MP3" draw:layer="backgroundobjects" svg:width="0.761cm" svg:height="0.761cm" svg:x="4.623cm" svg:y="16.0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4" draw:style-name="Mgr18" draw:text-style-name="MP3" draw:layer="backgroundobjects" svg:width="1.015cm" svg:height="1.015cm" svg:x="5.292cm" svg:y="12.48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スライド番号プレースホルダー 28" presentation:style-name="Mpr2" draw:text-style-name="MP6" draw:layer="backgroundobjects" svg:width="1.692cm" svg:height="1.437cm" svg:x="3.682cm" svg:y="13.691cm" presentation:class="page-number" presentation:user-transformed="true">
        <draw:text-box>
          <text:p text:style-name="MP5"><text:span text:style-name="MT4"><text:page-number>&lt;番号&gt;</text:page-number></text:span></text:p>
        </draw:text-box>
      </draw:frame>
      <draw:frame presentation:style-name="標準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dc:date>2012-11-06T12:31:55</dc:date>
    <dc:creator>Koko MUROYA</dc:creator>
    <meta:editing-duration>PT1H3M2S</meta:editing-duration>
    <meta:editing-cycles>10</meta:editing-cycles>
    <meta:document-statistic meta:object-count="90"/>
  </office:meta>
</office:document-meta>
</file>